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1A4000001A4F9008C68B49CCD6C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style:contextual-spacing="false" fo:text-indent="0cm" style:auto-text-indent="false"/>
    </style:style>
    <style:style style:name="T1" style:family="text">
      <style:text-properties fo:background-color="transparent" loext:char-shading-value="0"/>
    </style:style>
    <style:style style:name="T2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a xlink:type="simple" xlink:href="https://emmapeinado12.github.io/2DG_p2/" text:style-name="Internet_20_link" text:visited-style-name="Visited_20_Internet_20_Link"><text:span text:style-name="T1">https://emmapeinado12.github.io/2DG_p2/</text:span></text:a>Last <text:a xlink:type="simple" xlink:href="https://github.com/emmapeinado12/2DG_p2/actions/runs/11032013771" text:style-name="Internet_20_link" text:visited-style-name="Visited_20_Internet_20_Link"><text:span text:style-name="T1">deployed</text:span></text:a> by <draw:frame draw:style-name="fr1" draw:name="Imagen1" text:anchor-type="as-char" svg:width="0.296cm" svg:height="0.296cm" draw:z-index="0"><draw:image xlink:href="Pictures/10000000000001A4000001A4F9008C68B49CCD6C.png" xlink:type="simple" xlink:show="embed" xlink:actuate="onLoad" draw:mime-type="image/png"/><svg:title>@emmapeinado12</svg:title></draw:frame> <text:a xlink:type="simple" xlink:href="https://github.com/emmapeinado12" text:style-name="Internet_20_link" text:visited-style-name="Visited_20_Internet_20_Link"><text:span text:style-name="T1">emmapeinado12</text:span></text:a> 1 minute ago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25T13:25:41.726000000</meta:creation-date>
    <dc:date>2024-09-25T13:25:51.882000000</dc:date>
    <meta:editing-duration>PT10S</meta:editing-duration>
    <meta:editing-cycles>1</meta:editing-cycles>
    <meta:document-statistic meta:table-count="0" meta:image-count="1" meta:object-count="0" meta:page-count="1" meta:paragraph-count="1" meta:word-count="7" meta:character-count="84" meta:non-whitespace-character-count="76"/>
    <meta:generator>LibreOffice/7.6.2.1$Windows_X86_64 LibreOffice_project/56f7684011345957bbf33a7ee678afaf4d2ba333</meta:generator>
  </office:meta>
</office:document-meta>
</file>